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4cm" svg:stroke-color="#626248" draw:fill="none" draw:fill-color="#ffffff" fo:padding-top="-0.03cm" fo:padding-bottom="-0.03cm" fo:padding-left="-0.03cm" fo:padding-right="-0.03cm"/>
    </style:style>
    <style:style style:name="gr2" style:family="graphic" style:parent-style-name="standard">
      <style:graphic-properties svg:stroke-width="0.002cm" svg:stroke-color="#ecece7" draw:fill="none" draw:fill-color="#ffffff" fo:padding-top="-0.049cm" fo:padding-bottom="-0.049cm" fo:padding-left="-0.049cm" fo:padding-right="-0.049cm"/>
    </style:style>
    <style:style style:name="gr3" style:family="graphic" style:parent-style-name="standard">
      <style:graphic-properties draw:stroke="none" svg:stroke-width="0.002cm" draw:fill-color="#c9c9b6"/>
    </style:style>
    <style:style style:name="gr4" style:family="graphic" style:parent-style-name="standard">
      <style:graphic-properties svg:stroke-width="0.001cm" svg:stroke-color="#494936" draw:fill="none" draw:fill-color="#ffffff" fo:padding-top="-0.049cm" fo:padding-bottom="-0.049cm" fo:padding-left="-0.049cm" fo:padding-right="-0.049cm"/>
    </style:style>
    <style:style style:name="gr5" style:family="graphic" style:parent-style-name="standard">
      <style:graphic-properties draw:stroke="none" svg:stroke-width="0.001cm" draw:fill-color="#7a7a5a"/>
    </style:style>
    <style:style style:name="gr6" style:family="graphic" style:parent-style-name="standard">
      <style:graphic-properties draw:stroke="none" svg:stroke-width="0.001cm" draw:fill-color="#b7b79d"/>
    </style:style>
    <style:style style:name="gr7" style:family="graphic" style:parent-style-name="standard">
      <style:graphic-properties draw:stroke="none" svg:stroke-width="0.001cm" draw:fill-color="#a5a585"/>
    </style:style>
    <style:style style:name="gr8" style:family="graphic" style:parent-style-name="standard">
      <style:graphic-properties draw:stroke="none" svg:stroke-width="0.001cm" draw:fill-color="#626248"/>
    </style:style>
    <style:style style:name="gr9" style:family="graphic" style:parent-style-name="standard">
      <style:graphic-properties draw:stroke="none" svg:stroke-width="0.001cm" draw:fill-color="#c9c9b6"/>
    </style:style>
    <style:style style:name="gr10"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3.07cm" svg:y="-5cm"/>
          <draw:glue-point draw:id="5" svg:x="3.218cm" svg:y="-5cm"/>
          <draw:glue-point draw:id="6" svg:x="0.073cm" svg:y="-5cm"/>
          <draw:glue-point draw:id="7" svg:x="-5cm" svg:y="5cm"/>
          <draw:glue-point draw:id="8" svg:x="4.407cm" svg:y="5cm"/>
          <draw:glue-point draw:id="9" svg:x="-0.296cm" svg:y="5cm"/>
          <draw:glue-point draw:id="10" svg:x="3.218cm" svg:y="5cm"/>
          <draw:glue-point draw:id="11" svg:x="5cm" svg:y="2.668cm"/>
          <draw:glue-point draw:id="12" svg:x="5cm" svg:y="4.275cm"/>
          <draw:glue-point draw:id="13" svg:x="5cm" svg:y="3.471cm"/>
          <draw:glue-point draw:id="14" svg:x="1.755cm" svg:y="1.541cm"/>
          <draw:polyline draw:style-name="gr1" draw:layer="layout" svg:width="0.887cm" svg:height="0.376cm" svg:x="1.354cm" svg:y="1.341cm" svg:viewBox="0 0 888 377" draw:points="827,377 838,366 847,354 856,342 864,330 871,319 876,306 881,294 884,281 886,268 888,256 887,244 886,231 883,219 880,206 875,193 869,181 862,169 854,157 845,146 835,134 823,124 811,113 798,102 784,93 769,83 753,74 736,65 719,57 700,49 682,42 662,35 642,29 621,23 600,18 578,14 556,10 534,7 511,4 488,2 465,0 442,0 419,0 396,0 373,1 350,3 327,5 305,8 282,12 261,16 239,21 218,26 197,32 178,39 158,45 140,53 122,61 104,69 89,78 73,87 58,97 45,107 32,118 21,129 9,140 0,152">
            <text:p/>
          </draw:polyline>
          <draw:polyline draw:style-name="gr2" draw:layer="layout" svg:width="0.867cm" svg:height="0.352cm" svg:x="1.362cm" svg:y="1.352cm" svg:viewBox="0 0 868 353" draw:points="815,353 825,342 834,330 842,320 849,308 855,296 860,284 863,272 866,260 867,248 868,236 867,224 865,212 861,200 857,188 852,176 845,164 837,153 829,142 819,131 808,120 796,110 784,100 770,90 755,81 739,72 723,63 706,55 688,48 669,41 650,34 630,28 610,23 589,17 568,13 546,9 524,6 502,4 479,2 457,0 434,0 411,0 388,0 366,1 343,3 320,5 298,8 276,11 255,15 234,20 213,25 193,31 173,37 154,44 136,51 119,59 102,67 86,76 70,85 56,94 43,105 31,115 19,125 9,136 0,147">
            <text:p/>
          </draw:polyline>
          <draw:polygon draw:style-name="gr3" draw:layer="layout" svg:width="0.401cm" svg:height="0.19cm" svg:x="1.851cm" svg:y="1.731cm" svg:viewBox="0 0 402 191" draw:points="0,191 144,0 402,0 268,191">
            <text:p/>
          </draw:polygon>
          <draw:polygon draw:style-name="gr4" draw:layer="layout" svg:width="0.401cm" svg:height="0.19cm" svg:x="1.851cm" svg:y="1.731cm" svg:viewBox="0 0 402 191" draw:points="0,191 144,0 402,0 268,191">
            <text:p/>
          </draw:polygon>
          <draw:polygon draw:style-name="gr5" draw:layer="layout" svg:width="0.134cm" svg:height="0.269cm" svg:x="2.119cm" svg:y="1.731cm" svg:viewBox="0 0 135 270" draw:points="0,270 135,124 135,0 0,191">
            <text:p/>
          </draw:polygon>
          <draw:polygon draw:style-name="gr4" draw:layer="layout" svg:width="0.134cm" svg:height="0.269cm" svg:x="2.119cm" svg:y="1.731cm" svg:viewBox="0 0 135 270" draw:points="0,270 135,124 135,0 0,191">
            <text:p/>
          </draw:polygon>
          <draw:polygon draw:style-name="gr6" draw:layer="layout" svg:width="0.268cm" svg:height="0.067cm" svg:x="1.851cm" svg:y="1.922cm" svg:viewBox="0 0 269 68" draw:points="0,0 269,0 269,68 0,68">
            <text:p/>
          </draw:polygon>
          <draw:polygon draw:style-name="gr4" draw:layer="layout" svg:width="0.268cm" svg:height="0.067cm" svg:x="1.851cm" svg:y="1.922cm" svg:viewBox="0 0 269 68" draw:points="0,0 269,0 269,68 0,68">
            <text:p/>
          </draw:polygon>
          <draw:polygon draw:style-name="gr7" draw:layer="layout" svg:width="1.193cm" svg:height="0.268cm" svg:x="0.335cm" svg:y="1.397cm" svg:viewBox="0 0 1194 269" draw:points="0,0 1194,0 1194,269 0,269">
            <text:p/>
          </draw:polygon>
          <draw:polygon draw:style-name="gr4" draw:layer="layout" svg:width="1.193cm" svg:height="0.268cm" svg:x="0.335cm" svg:y="1.397cm" svg:viewBox="0 0 1194 269" draw:points="0,0 1194,0 1194,269 0,269">
            <text:p/>
          </draw:polygon>
          <draw:polygon draw:style-name="gr8" draw:layer="layout" svg:width="0.234cm" svg:height="0.402cm" svg:x="1.516cm" svg:y="1.262cm" svg:viewBox="0 0 235 403" draw:points="0,403 223,178 235,0 0,223">
            <text:p/>
          </draw:polygon>
          <draw:polygon draw:style-name="gr4" draw:layer="layout" svg:width="0.234cm" svg:height="0.402cm" svg:x="1.516cm" svg:y="1.262cm" svg:viewBox="0 0 235 403" draw:points="0,403 223,178 235,0 0,223">
            <text:p/>
          </draw:polygon>
          <draw:polygon draw:style-name="gr9" draw:layer="layout" svg:width="1.762cm" svg:height="0.279cm" svg:x="0cm" svg:y="1.642cm" svg:viewBox="0 0 1763 280" draw:points="0,280 223,0 1763,0 1539,280">
            <text:p/>
          </draw:polygon>
          <draw:polygon draw:style-name="gr4" draw:layer="layout" svg:width="1.762cm" svg:height="0.279cm" svg:x="0cm" svg:y="1.642cm" svg:viewBox="0 0 1763 280" draw:points="0,280 223,0 1763,0 1539,280">
            <text:p/>
          </draw:polygon>
          <draw:polygon draw:style-name="gr5" draw:layer="layout" svg:width="0.223cm" svg:height="0.346cm" svg:x="1.539cm" svg:y="1.642cm" svg:viewBox="0 0 224 347" draw:points="0,347 224,123 224,0 0,279">
            <text:p/>
          </draw:polygon>
          <draw:polygon draw:style-name="gr4" draw:layer="layout" svg:width="0.223cm" svg:height="0.346cm" svg:x="1.539cm" svg:y="1.642cm" svg:viewBox="0 0 224 347" draw:points="0,347 224,123 224,0 0,279">
            <text:p/>
          </draw:polygon>
          <draw:polygon draw:style-name="gr6" draw:layer="layout" svg:width="1.539cm" svg:height="0.067cm" svg:x="0cm" svg:y="1.922cm" svg:viewBox="0 0 1540 68" draw:points="0,0 1540,0 1540,68 0,68">
            <text:p/>
          </draw:polygon>
          <draw:polygon draw:style-name="gr4" draw:layer="layout" svg:width="1.539cm" svg:height="0.067cm" svg:x="0cm" svg:y="1.922cm" svg:viewBox="0 0 1540 68" draw:points="0,0 1540,0 1540,68 0,68">
            <text:p/>
          </draw:polygon>
          <draw:polygon draw:style-name="gr5" draw:layer="layout" svg:width="0.245cm" svg:height="0.324cm" svg:x="1.606cm" svg:y="1.185cm" svg:viewBox="0 0 246 325" draw:points="0,325 246,67 246,0 0,257">
            <text:p/>
          </draw:polygon>
          <draw:polygon draw:style-name="gr4" draw:layer="layout" svg:width="0.245cm" svg:height="0.324cm" svg:x="1.606cm" svg:y="1.185cm" svg:viewBox="0 0 246 325" draw:points="0,325 246,67 246,0 0,257">
            <text:p/>
          </draw:polygon>
          <draw:polygon draw:style-name="gr6" draw:layer="layout" svg:width="1.405cm" svg:height="0.067cm" svg:x="0.2cm" svg:y="1.441cm" svg:viewBox="0 0 1406 68" draw:points="1406,68 0,68 0,0 1406,0">
            <text:p/>
          </draw:polygon>
          <draw:polygon draw:style-name="gr4" draw:layer="layout" svg:width="1.405cm" svg:height="0.067cm" svg:x="0.2cm" svg:y="1.441cm" svg:viewBox="0 0 1406 68" draw:points="1406,68 0,68 0,0 1406,0">
            <text:p/>
          </draw:polygon>
          <draw:polygon draw:style-name="gr6" draw:layer="layout" svg:width="1.651cm" svg:height="0.257cm" svg:x="0.2cm" svg:y="1.185cm" svg:viewBox="0 0 1652 258" draw:points="1652,0 245,0 0,258 1406,258">
            <text:p/>
          </draw:polygon>
          <draw:polygon draw:style-name="gr4" draw:layer="layout" svg:width="1.651cm" svg:height="0.257cm" svg:x="0.2cm" svg:y="1.185cm" svg:viewBox="0 0 1652 258" draw:points="1652,0 245,0 0,258 1406,258">
            <text:p/>
          </draw:polygon>
          <draw:polygon draw:style-name="gr5" draw:layer="layout" svg:width="1.238cm" svg:height="0.056cm" svg:x="0.379cm" svg:y="1.262cm" svg:viewBox="0 0 1239 57" draw:points="0,0 1194,0 1239,57 44,57">
            <text:p/>
          </draw:polygon>
          <draw:polygon draw:style-name="gr4" draw:layer="layout" svg:width="1.238cm" svg:height="0.056cm" svg:x="0.379cm" svg:y="1.262cm" svg:viewBox="0 0 1239 57" draw:points="0,0 1194,0 1239,57 44,57">
            <text:p/>
          </draw:polygon>
          <draw:polygon draw:style-name="gr8" draw:layer="layout" svg:width="0.178cm" svg:height="0.201cm" svg:x="1.573cm" svg:y="1.117cm" svg:viewBox="0 0 179 202" draw:points="133,0 0,145 44,202 179,67">
            <text:p/>
          </draw:polygon>
          <draw:polygon draw:style-name="gr4" draw:layer="layout" svg:width="0.178cm" svg:height="0.201cm" svg:x="1.573cm" svg:y="1.117cm" svg:viewBox="0 0 179 202" draw:points="133,0 0,145 44,202 179,67">
            <text:p/>
          </draw:polygon>
          <draw:polygon draw:style-name="gr9" draw:layer="layout" svg:width="1.573cm" svg:height="0.146cm" svg:x="0.279cm" svg:y="0cm" svg:viewBox="0 0 1574 147" draw:points="0,147 156,0 1574,0 1417,147">
            <text:p/>
          </draw:polygon>
          <draw:polygon draw:style-name="gr4" draw:layer="layout" svg:width="1.573cm" svg:height="0.146cm" svg:x="0.279cm" svg:y="0cm" svg:viewBox="0 0 1574 147" draw:points="0,147 156,0 1574,0 1417,147">
            <text:p/>
          </draw:polygon>
          <draw:polygon draw:style-name="gr6" draw:layer="layout" svg:width="1.427cm" svg:height="1.128cm" svg:x="0.279cm" svg:y="0.146cm" svg:viewBox="0 0 1428 1129" draw:points="0,0 1428,0 1428,1129 0,1129">
            <text:p/>
          </draw:polygon>
          <draw:polygon draw:style-name="gr4" draw:layer="layout" svg:width="1.427cm" svg:height="1.128cm" svg:x="0.279cm" svg:y="0.146cm" svg:viewBox="0 0 1428 1129" draw:points="0,0 1428,0 1428,1129 0,1129">
            <text:p/>
          </draw:polygon>
          <draw:polygon draw:style-name="gr10" draw:layer="layout" svg:width="1.182cm" svg:height="0.871cm" svg:x="0.401cm" svg:y="0.291cm" svg:viewBox="0 0 1183 872" draw:points="0,0 1183,0 1183,872 0,872">
            <text:p/>
          </draw:polygon>
          <draw:polygon draw:style-name="gr4" draw:layer="layout" svg:width="1.182cm" svg:height="0.871cm" svg:x="0.401cm" svg:y="0.291cm" svg:viewBox="0 0 1183 872" draw:points="0,0 1183,0 1183,872 0,872">
            <text:p/>
          </draw:polygon>
          <draw:polygon draw:style-name="gr5" draw:layer="layout" svg:width="0.156cm" svg:height="1.262cm" svg:x="1.695cm" svg:y="0cm" svg:viewBox="0 0 157 1263" draw:points="0,1263 157,1106 157,0 0,145">
            <text:p/>
          </draw:polygon>
          <draw:polygon draw:style-name="gr4" draw:layer="layout" svg:width="0.156cm" svg:height="1.262cm" svg:x="1.695cm" svg:y="0cm" svg:viewBox="0 0 157 1263" draw:points="0,1263 157,1106 157,0 0,14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UN workstation</dc:title>
    <meta:creation-date>2011-02-07T16:35:16</meta:creation-date>
    <meta:editing-duration>P0D</meta:editing-duration>
    <meta:editing-cycles>1</meta:editing-cycles>
    <meta:document-statistic meta:object-count="37"/>
    <meta:generator>OpenOffice.org/3.3$Linux OpenOffice.org_project/330m20$Build-9567</meta:generator>
  </office:meta>
</office:document-meta>
</file>